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f30" officeooo:paragraph-rsid="00140f30"/>
    </style:style>
    <style:style style:name="P2" style:family="paragraph" style:parent-style-name="Standard">
      <style:text-properties officeooo:rsid="00157bce" officeooo:paragraph-rsid="00157bce"/>
    </style:style>
    <style:style style:name="P3" style:family="paragraph" style:parent-style-name="Standard">
      <style:text-properties officeooo:rsid="00157bce" officeooo:paragraph-rsid="00157bce"/>
    </style:style>
    <style:style style:name="P4" style:family="paragraph" style:parent-style-name="Standard">
      <style:text-properties officeooo:rsid="00157bce" officeooo:paragraph-rsid="001a734b"/>
    </style:style>
    <style:style style:name="T1" style:family="text">
      <style:text-properties officeooo:rsid="00140f30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81c5c"/>
    </style:style>
    <style:style style:name="T4" style:family="text">
      <style:text-properties fo:color="#c9211e" loext:opacity="100%" officeooo:rsid="001a734b"/>
    </style:style>
    <style:style style:name="T5" style:family="text">
      <style:text-properties officeooo:rsid="00181c5c"/>
    </style:style>
    <style:style style:name="T6" style:family="text">
      <style:text-properties officeooo:rsid="001a7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<text:span text:style-name="T1">MODELO RELACIONAL </text:span></text:p>
      <text:p text:style-name="Standard"><text:tab/><text:tab/><text:tab/></text:p>
      <text:p text:style-name="Standard"/>
      <text:p text:style-name="P1">Usuario(<text:span text:style-name="T2">dni</text:span>,nombre,pago,Tipo,contraseña,<text:span text:style-name="T5">correo</text:span>)</text:p>
      <text:p text:style-name="P1"/>
      <text:p text:style-name="P1">Almacén(<text:span text:style-name="T2">idAlmacén</text:span>,nombre,sección)</text:p>
      <text:p text:style-name="P1"/>
      <text:p text:style-name="P1">Producto(<text:span text:style-name="T2">idProducto</text:span>,nombre,tipo,stock,<text:span text:style-name="T5">precio</text:span>)</text:p>
      <text:p text:style-name="P2"/>
      <text:p text:style-name="P4">Pedido(<text:span text:style-name="T3">idPedido</text:span>,factura,estado)</text:p>
      <text:p text:style-name="P4"/>
      <text:p text:style-name="P4"><text:span text:style-name="T6">REALIZAN(i</text:span><text:span text:style-name="T4">dPedido,dni,</text:span><text:span text:style-name="T6">pago)</text:span><text:tab/></text:p>
      <text:p text:style-name="P2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3T12:36:17.931000000</dc:date>
    <meta:editing-duration>PT31M42S</meta:editing-duration>
    <meta:editing-cycles>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7" meta:word-count="7" meta:character-count="208" meta:non-whitespace-character-count="199"/>
  </office:meta>
</office:document-meta>
</file>